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2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AAA Alleluja</text:span><text:span text:style-name="T1"><text:line-break/></text:span><text:span text:style-name="T1">W Tobie cała nadzieja ma</text:span><text:span text:style-name="T1"><text:line-break/></text:span><text:span text:style-name="T1">Alleluja, Alleluja!</text:span><text:span text:style-name="T1"><text:line-break/></text:span><text:span text:style-name="T1">W Tobie nadzieja m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 text:style-name="P1"><text:span text:style-name="T1">1. Kiedy Duch</text:span><text:span text:style-name="T1"><text:line-break/></text:span><text:span text:style-name="T1">mój omdlewa,</text:span><text:span text:style-name="T1"><text:line-break/></text:span><text:span text:style-name="T1">serce zamiera,</text:span><text:span text:style-name="T1"><text:line-break/></text:span><text:span text:style-name="T1">dusza pragnie Cię.</text:span><text:span text:style-name="T1"><text:line-break/></text:span><text:span text:style-name="T1">Jak zeschła ziemia,</text:span><text:span text:style-name="T1"><text:line-break/></text:span><text:span text:style-name="T1">Ogrodu ulewa.</text:span><text:span text:style-name="T1"><text:line-break/></text:span><text:span text:style-name="T1">Prędko wysłuchaj mni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 text:style-name="P1"><text:span text:style-name="T1">AAA Alleluja</text:span><text:span text:style-name="T1"><text:line-break/></text:span><text:span text:style-name="T1">W Tobie cała nadzieja ma</text:span><text:span text:style-name="T1"><text:line-break/></text:span><text:span text:style-name="T1">Alleluja, Alleluja!</text:span><text:span text:style-name="T1"><text:line-break/></text:span><text:span text:style-name="T1">W Tobie nadzieja m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2. Twój dobry Duch</text:span><text:span text:style-name="T1"><text:line-break/></text:span><text:span text:style-name="T1">mnie wyprowadzi</text:span><text:span text:style-name="T1"><text:line-break/></text:span><text:span text:style-name="T1">po równej ziemi</text:span><text:span text:style-name="T1"><text:line-break/></text:span><text:span text:style-name="T1">zaprowadzi mnie.</text:span><text:span text:style-name="T1"><text:line-break/></text:span><text:span text:style-name="T1">Bo wiem, że ci,</text:span><text:span text:style-name="T1"><text:line-break/></text:span><text:span text:style-name="T1">co we łzach sieją</text:span><text:span text:style-name="T1"><text:line-break/></text:span><text:span text:style-name="T1">żąć będą w radośc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AAA Alleluja</text:span><text:span text:style-name="T1"><text:line-break/></text:span><text:span text:style-name="T1">W Tobie cała nadzieja ma</text:span><text:span text:style-name="T1"><text:line-break/></text:span><text:span text:style-name="T1">Alleluja, Alleluja!</text:span><text:span text:style-name="T1"><text:line-break/></text:span><text:span text:style-name="T1">W Tobie nadzieja m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3. Z głębokości</text:span><text:span text:style-name="T1"><text:line-break/></text:span><text:span text:style-name="T1">wołam do Ciebie,</text:span><text:span text:style-name="T1"><text:line-break/></text:span><text:span text:style-name="T1">Nakłoń swe ucho,</text:span><text:span text:style-name="T1"><text:line-break/></text:span><text:span text:style-name="T1">głośno błagam Cię.</text:span><text:span text:style-name="T1"><text:line-break/></text:span><text:span text:style-name="T1">Bo jeśli zachowasz</text:span><text:span text:style-name="T1"><text:line-break/></text:span><text:span text:style-name="T1">pamięć o grzechach,</text:span><text:span text:style-name="T1"><text:line-break/></text:span><text:span text:style-name="T1">Któż ostoi się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AAA Alleluja</text:span><text:span text:style-name="T1"><text:line-break/></text:span><text:span text:style-name="T1">W Tobie cała nadzieja ma</text:span><text:span text:style-name="T1"><text:line-break/></text:span><text:span text:style-name="T1">Alleluja, Alleluja!</text:span><text:span text:style-name="T1"><text:line-break/></text:span><text:span text:style-name="T1">W Tobie nadzieja m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4. Gdybym szedł</text:span><text:span text:style-name="T1"><text:line-break/></text:span><text:span text:style-name="T1">przez ciemną dolinę,</text:span><text:span text:style-name="T1"><text:line-break/></text:span><text:span text:style-name="T1">zła nie ulęknę,</text:span><text:span text:style-name="T1"><text:line-break/></text:span><text:span text:style-name="T1">nie ulęknę się!</text:span><text:span text:style-name="T1"><text:line-break/></text:span><text:span text:style-name="T1">Bo wiem, że Ty,</text:span><text:span text:style-name="T1"><text:line-break/></text:span><text:span text:style-name="T1">choć jest ciemno,</text:span><text:span text:style-name="T1"><text:line-break/></text:span><text:span text:style-name="T1">zawsze jesteś ze mną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AAA Alleluja</text:span><text:span text:style-name="T1"><text:line-break/></text:span><text:span text:style-name="T1">W Tobie cała nadzieja ma</text:span><text:span text:style-name="T1"><text:line-break/></text:span><text:span text:style-name="T1">Alleluja, Alleluja!</text:span><text:span text:style-name="T1"><text:line-break/></text:span><text:span text:style-name="T1">W Tobie nadzieja m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er&gt;</text:page-number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9-05-22T20:18:59</meta:creation-date>
    <dc:date>2009-05-22T20:46:16</dc:date>
    <dc:language>pl-PL</dc:language>
    <meta:editing-cycles>8</meta:editing-cycles>
    <meta:editing-duration>PT27M17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